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5953in" svg:y="0.0394in">
            <draw:object draw:notify-on-update-of-ranges="Sheet1.A1:Sheet1.A97 Sheet1.D1:Sheet1.D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0" office:value-type="float" office:value="0" calcext:value-type="float">
            <text:p>0</text:p>
          </table:table-cell>
          <table:table-cell table:formula="of:=[.C1]/9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1" office:value-type="float" office:value="1" calcext:value-type="float">
            <text:p>1</text:p>
          </table:table-cell>
          <table:table-cell table:formula="of:=[.C2]/96" office:value-type="float" office:value="0.0104166666666667" calcext:value-type="float">
            <text:p>0.0104166667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[.C2]+1" office:value-type="float" office:value="2" calcext:value-type="float">
            <text:p>2</text:p>
          </table:table-cell>
          <table:table-cell table:formula="of:=[.C3]/96" office:value-type="float" office:value="0.0208333333333333" calcext:value-type="float">
            <text:p>0.020833333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[.C3]+1" office:value-type="float" office:value="3" calcext:value-type="float">
            <text:p>3</text:p>
          </table:table-cell>
          <table:table-cell table:formula="of:=[.C4]/96" office:value-type="float" office:value="0.03125" calcext:value-type="float">
            <text:p>0.0312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[.C4]+1" office:value-type="float" office:value="4" calcext:value-type="float">
            <text:p>4</text:p>
          </table:table-cell>
          <table:table-cell table:formula="of:=[.C5]/96" office:value-type="float" office:value="0.0416666666666667" calcext:value-type="float">
            <text:p>0.0416666667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.C5]+1" office:value-type="float" office:value="5" calcext:value-type="float">
            <text:p>5</text:p>
          </table:table-cell>
          <table:table-cell table:formula="of:=[.C6]/96" office:value-type="float" office:value="0.0520833333333333" calcext:value-type="float">
            <text:p>0.0520833333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.C6]+1" office:value-type="float" office:value="6" calcext:value-type="float">
            <text:p>6</text:p>
          </table:table-cell>
          <table:table-cell table:formula="of:=[.C7]/96" office:value-type="float" office:value="0.0625" calcext:value-type="float">
            <text:p>0.062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.C7]+1" office:value-type="float" office:value="7" calcext:value-type="float">
            <text:p>7</text:p>
          </table:table-cell>
          <table:table-cell table:formula="of:=[.C8]/96" office:value-type="float" office:value="0.0729166666666667" calcext:value-type="float">
            <text:p>0.0729166667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.C8]+1" office:value-type="float" office:value="8" calcext:value-type="float">
            <text:p>8</text:p>
          </table:table-cell>
          <table:table-cell table:formula="of:=[.C9]/96" office:value-type="float" office:value="0.0833333333333333" calcext:value-type="float">
            <text:p>0.0833333333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.C9]+1" office:value-type="float" office:value="9" calcext:value-type="float">
            <text:p>9</text:p>
          </table:table-cell>
          <table:table-cell table:formula="of:=[.C10]/96" office:value-type="float" office:value="0.09375" calcext:value-type="float">
            <text:p>0.0937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.C10]+1" office:value-type="float" office:value="10" calcext:value-type="float">
            <text:p>10</text:p>
          </table:table-cell>
          <table:table-cell table:formula="of:=[.C11]/96" office:value-type="float" office:value="0.104166666666667" calcext:value-type="float">
            <text:p>0.1041666667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.C11]+1" office:value-type="float" office:value="11" calcext:value-type="float">
            <text:p>11</text:p>
          </table:table-cell>
          <table:table-cell table:formula="of:=[.C12]/96" office:value-type="float" office:value="0.114583333333333" calcext:value-type="float">
            <text:p>0.114583333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C12]+1" office:value-type="float" office:value="12" calcext:value-type="float">
            <text:p>12</text:p>
          </table:table-cell>
          <table:table-cell table:formula="of:=[.C13]/96" office:value-type="float" office:value="0.125" calcext:value-type="float">
            <text:p>0.12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C13]+1" office:value-type="float" office:value="13" calcext:value-type="float">
            <text:p>13</text:p>
          </table:table-cell>
          <table:table-cell table:formula="of:=[.C14]/96" office:value-type="float" office:value="0.135416666666667" calcext:value-type="float">
            <text:p>0.135416666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C14]+1" office:value-type="float" office:value="14" calcext:value-type="float">
            <text:p>14</text:p>
          </table:table-cell>
          <table:table-cell table:formula="of:=[.C15]/96" office:value-type="float" office:value="0.145833333333333" calcext:value-type="float">
            <text:p>0.145833333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C15]+1" office:value-type="float" office:value="15" calcext:value-type="float">
            <text:p>15</text:p>
          </table:table-cell>
          <table:table-cell table:formula="of:=[.C16]/96" office:value-type="float" office:value="0.15625" calcext:value-type="float">
            <text:p>0.1562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C16]+1" office:value-type="float" office:value="16" calcext:value-type="float">
            <text:p>16</text:p>
          </table:table-cell>
          <table:table-cell table:formula="of:=[.C17]/96" office:value-type="float" office:value="0.166666666666667" calcext:value-type="float">
            <text:p>0.166666666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C17]+1" office:value-type="float" office:value="17" calcext:value-type="float">
            <text:p>17</text:p>
          </table:table-cell>
          <table:table-cell table:formula="of:=[.C18]/96" office:value-type="float" office:value="0.177083333333333" calcext:value-type="float">
            <text:p>0.177083333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C18]+1" office:value-type="float" office:value="18" calcext:value-type="float">
            <text:p>18</text:p>
          </table:table-cell>
          <table:table-cell table:formula="of:=[.C19]/96" office:value-type="float" office:value="0.1875" calcext:value-type="float">
            <text:p>0.187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C19]+1" office:value-type="float" office:value="19" calcext:value-type="float">
            <text:p>19</text:p>
          </table:table-cell>
          <table:table-cell table:formula="of:=[.C20]/96" office:value-type="float" office:value="0.197916666666667" calcext:value-type="float">
            <text:p>0.197916666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C20]+1" office:value-type="float" office:value="20" calcext:value-type="float">
            <text:p>20</text:p>
          </table:table-cell>
          <table:table-cell table:formula="of:=[.C21]/96" office:value-type="float" office:value="0.208333333333333" calcext:value-type="float">
            <text:p>0.208333333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C21]+1" office:value-type="float" office:value="21" calcext:value-type="float">
            <text:p>21</text:p>
          </table:table-cell>
          <table:table-cell table:formula="of:=[.C22]/96" office:value-type="float" office:value="0.21875" calcext:value-type="float">
            <text:p>0.21875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formula="of:=[.C22]+1" office:value-type="float" office:value="22" calcext:value-type="float">
            <text:p>22</text:p>
          </table:table-cell>
          <table:table-cell table:formula="of:=[.C23]/96" office:value-type="float" office:value="0.229166666666667" calcext:value-type="float">
            <text:p>0.229166666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formula="of:=[.C23]+1" office:value-type="float" office:value="23" calcext:value-type="float">
            <text:p>23</text:p>
          </table:table-cell>
          <table:table-cell table:formula="of:=[.C24]/96" office:value-type="float" office:value="0.239583333333333" calcext:value-type="float">
            <text:p>0.2395833333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[.C24]+1" office:value-type="float" office:value="24" calcext:value-type="float">
            <text:p>24</text:p>
          </table:table-cell>
          <table:table-cell table:formula="of:=[.C25]/96" office:value-type="float" office:value="0.25" calcext:value-type="float">
            <text:p>0.25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formula="of:=[.C25]+1" office:value-type="float" office:value="25" calcext:value-type="float">
            <text:p>25</text:p>
          </table:table-cell>
          <table:table-cell table:formula="of:=[.C26]/96" office:value-type="float" office:value="0.260416666666667" calcext:value-type="float">
            <text:p>0.260416666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C26]+1" office:value-type="float" office:value="26" calcext:value-type="float">
            <text:p>26</text:p>
          </table:table-cell>
          <table:table-cell table:formula="of:=[.C27]/96" office:value-type="float" office:value="0.270833333333333" calcext:value-type="float">
            <text:p>0.2708333333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formula="of:=[.C27]+1" office:value-type="float" office:value="27" calcext:value-type="float">
            <text:p>27</text:p>
          </table:table-cell>
          <table:table-cell table:formula="of:=[.C28]/96" office:value-type="float" office:value="0.28125" calcext:value-type="float">
            <text:p>0.28125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formula="of:=[.C28]+1" office:value-type="float" office:value="28" calcext:value-type="float">
            <text:p>28</text:p>
          </table:table-cell>
          <table:table-cell table:formula="of:=[.C29]/96" office:value-type="float" office:value="0.291666666666667" calcext:value-type="float">
            <text:p>0.2916666667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formula="of:=[.C29]+1" office:value-type="float" office:value="29" calcext:value-type="float">
            <text:p>29</text:p>
          </table:table-cell>
          <table:table-cell table:formula="of:=[.C30]/96" office:value-type="float" office:value="0.302083333333333" calcext:value-type="float">
            <text:p>0.3020833333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formula="of:=[.C30]+1" office:value-type="float" office:value="30" calcext:value-type="float">
            <text:p>30</text:p>
          </table:table-cell>
          <table:table-cell table:formula="of:=[.C31]/96" office:value-type="float" office:value="0.3125" calcext:value-type="float">
            <text:p>0.3125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formula="of:=[.C31]+1" office:value-type="float" office:value="31" calcext:value-type="float">
            <text:p>31</text:p>
          </table:table-cell>
          <table:table-cell table:formula="of:=[.C32]/96" office:value-type="float" office:value="0.322916666666667" calcext:value-type="float">
            <text:p>0.3229166667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formula="of:=[.C32]+1" office:value-type="float" office:value="32" calcext:value-type="float">
            <text:p>32</text:p>
          </table:table-cell>
          <table:table-cell table:formula="of:=[.C33]/96" office:value-type="float" office:value="0.333333333333333" calcext:value-type="float">
            <text:p>0.3333333333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formula="of:=[.C33]+1" office:value-type="float" office:value="33" calcext:value-type="float">
            <text:p>33</text:p>
          </table:table-cell>
          <table:table-cell table:formula="of:=[.C34]/96" office:value-type="float" office:value="0.34375" calcext:value-type="float">
            <text:p>0.34375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formula="of:=[.C34]+1" office:value-type="float" office:value="34" calcext:value-type="float">
            <text:p>34</text:p>
          </table:table-cell>
          <table:table-cell table:formula="of:=[.C35]/96" office:value-type="float" office:value="0.354166666666667" calcext:value-type="float">
            <text:p>0.3541666667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formula="of:=[.C35]+1" office:value-type="float" office:value="35" calcext:value-type="float">
            <text:p>35</text:p>
          </table:table-cell>
          <table:table-cell table:formula="of:=[.C36]/96" office:value-type="float" office:value="0.364583333333333" calcext:value-type="float">
            <text:p>0.3645833333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formula="of:=[.C36]+1" office:value-type="float" office:value="36" calcext:value-type="float">
            <text:p>36</text:p>
          </table:table-cell>
          <table:table-cell table:formula="of:=[.C37]/96" office:value-type="float" office:value="0.375" calcext:value-type="float">
            <text:p>0.375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formula="of:=[.C37]+1" office:value-type="float" office:value="37" calcext:value-type="float">
            <text:p>37</text:p>
          </table:table-cell>
          <table:table-cell table:formula="of:=[.C38]/96" office:value-type="float" office:value="0.385416666666667" calcext:value-type="float">
            <text:p>0.3854166667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formula="of:=[.C38]+1" office:value-type="float" office:value="38" calcext:value-type="float">
            <text:p>38</text:p>
          </table:table-cell>
          <table:table-cell table:formula="of:=[.C39]/96" office:value-type="float" office:value="0.395833333333333" calcext:value-type="float">
            <text:p>0.3958333333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formula="of:=[.C39]+1" office:value-type="float" office:value="39" calcext:value-type="float">
            <text:p>39</text:p>
          </table:table-cell>
          <table:table-cell table:formula="of:=[.C40]/96" office:value-type="float" office:value="0.40625" calcext:value-type="float">
            <text:p>0.40625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formula="of:=[.C40]+1" office:value-type="float" office:value="40" calcext:value-type="float">
            <text:p>40</text:p>
          </table:table-cell>
          <table:table-cell table:formula="of:=[.C41]/96" office:value-type="float" office:value="0.416666666666667" calcext:value-type="float">
            <text:p>0.4166666667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formula="of:=[.C41]+1" office:value-type="float" office:value="41" calcext:value-type="float">
            <text:p>41</text:p>
          </table:table-cell>
          <table:table-cell table:formula="of:=[.C42]/96" office:value-type="float" office:value="0.427083333333333" calcext:value-type="float">
            <text:p>0.4270833333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C42]+1" office:value-type="float" office:value="42" calcext:value-type="float">
            <text:p>42</text:p>
          </table:table-cell>
          <table:table-cell table:formula="of:=[.C43]/96" office:value-type="float" office:value="0.4375" calcext:value-type="float">
            <text:p>0.4375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C43]+1" office:value-type="float" office:value="43" calcext:value-type="float">
            <text:p>43</text:p>
          </table:table-cell>
          <table:table-cell table:formula="of:=[.C44]/96" office:value-type="float" office:value="0.447916666666667" calcext:value-type="float">
            <text:p>0.4479166667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C44]+1" office:value-type="float" office:value="44" calcext:value-type="float">
            <text:p>44</text:p>
          </table:table-cell>
          <table:table-cell table:formula="of:=[.C45]/96" office:value-type="float" office:value="0.458333333333333" calcext:value-type="float">
            <text:p>0.4583333333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formula="of:=[.C45]+1" office:value-type="float" office:value="45" calcext:value-type="float">
            <text:p>45</text:p>
          </table:table-cell>
          <table:table-cell table:formula="of:=[.C46]/96" office:value-type="float" office:value="0.46875" calcext:value-type="float">
            <text:p>0.46875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formula="of:=[.C46]+1" office:value-type="float" office:value="46" calcext:value-type="float">
            <text:p>46</text:p>
          </table:table-cell>
          <table:table-cell table:formula="of:=[.C47]/96" office:value-type="float" office:value="0.479166666666667" calcext:value-type="float">
            <text:p>0.4791666667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formula="of:=[.C47]+1" office:value-type="float" office:value="47" calcext:value-type="float">
            <text:p>47</text:p>
          </table:table-cell>
          <table:table-cell table:formula="of:=[.C48]/96" office:value-type="float" office:value="0.489583333333333" calcext:value-type="float">
            <text:p>0.4895833333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formula="of:=[.C48]+1" office:value-type="float" office:value="48" calcext:value-type="float">
            <text:p>48</text:p>
          </table:table-cell>
          <table:table-cell table:formula="of:=[.C49]/96"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formula="of:=[.C49]+1" office:value-type="float" office:value="49" calcext:value-type="float">
            <text:p>49</text:p>
          </table:table-cell>
          <table:table-cell table:formula="of:=[.C50]/96" office:value-type="float" office:value="0.510416666666667" calcext:value-type="float">
            <text:p>0.5104166667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table:formula="of:=[.C50]+1" office:value-type="float" office:value="50" calcext:value-type="float">
            <text:p>50</text:p>
          </table:table-cell>
          <table:table-cell table:formula="of:=[.C51]/96" office:value-type="float" office:value="0.520833333333333" calcext:value-type="float">
            <text:p>0.5208333333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table:formula="of:=[.C51]+1" office:value-type="float" office:value="51" calcext:value-type="float">
            <text:p>51</text:p>
          </table:table-cell>
          <table:table-cell table:formula="of:=[.C52]/96" office:value-type="float" office:value="0.53125" calcext:value-type="float">
            <text:p>0.53125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table:formula="of:=[.C52]+1" office:value-type="float" office:value="52" calcext:value-type="float">
            <text:p>52</text:p>
          </table:table-cell>
          <table:table-cell table:formula="of:=[.C53]/96" office:value-type="float" office:value="0.541666666666667" calcext:value-type="float">
            <text:p>0.5416666667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formula="of:=[.C53]+1" office:value-type="float" office:value="53" calcext:value-type="float">
            <text:p>53</text:p>
          </table:table-cell>
          <table:table-cell table:formula="of:=[.C54]/96" office:value-type="float" office:value="0.552083333333333" calcext:value-type="float">
            <text:p>0.5520833333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formula="of:=[.C54]+1" office:value-type="float" office:value="54" calcext:value-type="float">
            <text:p>54</text:p>
          </table:table-cell>
          <table:table-cell table:formula="of:=[.C55]/96" office:value-type="float" office:value="0.5625" calcext:value-type="float">
            <text:p>0.5625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formula="of:=[.C55]+1" office:value-type="float" office:value="55" calcext:value-type="float">
            <text:p>55</text:p>
          </table:table-cell>
          <table:table-cell table:formula="of:=[.C56]/96" office:value-type="float" office:value="0.572916666666667" calcext:value-type="float">
            <text:p>0.5729166667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formula="of:=[.C56]+1" office:value-type="float" office:value="56" calcext:value-type="float">
            <text:p>56</text:p>
          </table:table-cell>
          <table:table-cell table:formula="of:=[.C57]/96" office:value-type="float" office:value="0.583333333333333" calcext:value-type="float">
            <text:p>0.5833333333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formula="of:=[.C57]+1" office:value-type="float" office:value="57" calcext:value-type="float">
            <text:p>57</text:p>
          </table:table-cell>
          <table:table-cell table:formula="of:=[.C58]/96" office:value-type="float" office:value="0.59375" calcext:value-type="float">
            <text:p>0.59375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formula="of:=[.C58]+1" office:value-type="float" office:value="58" calcext:value-type="float">
            <text:p>58</text:p>
          </table:table-cell>
          <table:table-cell table:formula="of:=[.C59]/96" office:value-type="float" office:value="0.604166666666667" calcext:value-type="float">
            <text:p>0.6041666667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formula="of:=[.C59]+1" office:value-type="float" office:value="59" calcext:value-type="float">
            <text:p>59</text:p>
          </table:table-cell>
          <table:table-cell table:formula="of:=[.C60]/96" office:value-type="float" office:value="0.614583333333333" calcext:value-type="float">
            <text:p>0.6145833333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C60]+1" office:value-type="float" office:value="60" calcext:value-type="float">
            <text:p>60</text:p>
          </table:table-cell>
          <table:table-cell table:formula="of:=[.C61]/96" office:value-type="float" office:value="0.625" calcext:value-type="float">
            <text:p>0.625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formula="of:=[.C61]+1" office:value-type="float" office:value="61" calcext:value-type="float">
            <text:p>61</text:p>
          </table:table-cell>
          <table:table-cell table:formula="of:=[.C62]/96" office:value-type="float" office:value="0.635416666666667" calcext:value-type="float">
            <text:p>0.6354166667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formula="of:=[.C62]+1" office:value-type="float" office:value="62" calcext:value-type="float">
            <text:p>62</text:p>
          </table:table-cell>
          <table:table-cell table:formula="of:=[.C63]/96" office:value-type="float" office:value="0.645833333333333" calcext:value-type="float">
            <text:p>0.6458333333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table:formula="of:=[.C63]+1" office:value-type="float" office:value="63" calcext:value-type="float">
            <text:p>63</text:p>
          </table:table-cell>
          <table:table-cell table:formula="of:=[.C64]/96" office:value-type="float" office:value="0.65625" calcext:value-type="float">
            <text:p>0.6562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C64]+1" office:value-type="float" office:value="64" calcext:value-type="float">
            <text:p>64</text:p>
          </table:table-cell>
          <table:table-cell table:formula="of:=[.C65]/96" office:value-type="float" office:value="0.666666666666667" calcext:value-type="float">
            <text:p>0.6666666667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formula="of:=[.C65]+1" office:value-type="float" office:value="65" calcext:value-type="float">
            <text:p>65</text:p>
          </table:table-cell>
          <table:table-cell table:formula="of:=[.C66]/96" office:value-type="float" office:value="0.677083333333333" calcext:value-type="float">
            <text:p>0.6770833333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table:formula="of:=[.C66]+1" office:value-type="float" office:value="66" calcext:value-type="float">
            <text:p>66</text:p>
          </table:table-cell>
          <table:table-cell table:formula="of:=[.C67]/96" office:value-type="float" office:value="0.6875" calcext:value-type="float">
            <text:p>0.6875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formula="of:=[.C67]+1" office:value-type="float" office:value="67" calcext:value-type="float">
            <text:p>67</text:p>
          </table:table-cell>
          <table:table-cell table:formula="of:=[.C68]/96" office:value-type="float" office:value="0.697916666666667" calcext:value-type="float">
            <text:p>0.6979166667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formula="of:=[.C68]+1" office:value-type="float" office:value="68" calcext:value-type="float">
            <text:p>68</text:p>
          </table:table-cell>
          <table:table-cell table:formula="of:=[.C69]/96" office:value-type="float" office:value="0.708333333333333" calcext:value-type="float">
            <text:p>0.7083333333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formula="of:=[.C69]+1" office:value-type="float" office:value="69" calcext:value-type="float">
            <text:p>69</text:p>
          </table:table-cell>
          <table:table-cell table:formula="of:=[.C70]/96" office:value-type="float" office:value="0.71875" calcext:value-type="float">
            <text:p>0.71875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table:formula="of:=[.C70]+1" office:value-type="float" office:value="70" calcext:value-type="float">
            <text:p>70</text:p>
          </table:table-cell>
          <table:table-cell table:formula="of:=[.C71]/96" office:value-type="float" office:value="0.729166666666667" calcext:value-type="float">
            <text:p>0.7291666667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formula="of:=[.C71]+1" office:value-type="float" office:value="71" calcext:value-type="float">
            <text:p>71</text:p>
          </table:table-cell>
          <table:table-cell table:formula="of:=[.C72]/96" office:value-type="float" office:value="0.739583333333333" calcext:value-type="float">
            <text:p>0.7395833333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table:formula="of:=[.C72]+1" office:value-type="float" office:value="72" calcext:value-type="float">
            <text:p>72</text:p>
          </table:table-cell>
          <table:table-cell table:formula="of:=[.C73]/96" office:value-type="float" office:value="0.75" calcext:value-type="float">
            <text:p>0.75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table:formula="of:=[.C73]+1" office:value-type="float" office:value="73" calcext:value-type="float">
            <text:p>73</text:p>
          </table:table-cell>
          <table:table-cell table:formula="of:=[.C74]/96" office:value-type="float" office:value="0.760416666666667" calcext:value-type="float">
            <text:p>0.7604166667</text:p>
          </table:table-cell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table:formula="of:=[.C74]+1" office:value-type="float" office:value="74" calcext:value-type="float">
            <text:p>74</text:p>
          </table:table-cell>
          <table:table-cell table:formula="of:=[.C75]/96" office:value-type="float" office:value="0.770833333333333" calcext:value-type="float">
            <text:p>0.7708333333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table:formula="of:=[.C75]+1" office:value-type="float" office:value="75" calcext:value-type="float">
            <text:p>75</text:p>
          </table:table-cell>
          <table:table-cell table:formula="of:=[.C76]/96" office:value-type="float" office:value="0.78125" calcext:value-type="float">
            <text:p>0.78125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table:formula="of:=[.C76]+1" office:value-type="float" office:value="76" calcext:value-type="float">
            <text:p>76</text:p>
          </table:table-cell>
          <table:table-cell table:formula="of:=[.C77]/96" office:value-type="float" office:value="0.791666666666667" calcext:value-type="float">
            <text:p>0.7916666667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table:formula="of:=[.C77]+1" office:value-type="float" office:value="77" calcext:value-type="float">
            <text:p>77</text:p>
          </table:table-cell>
          <table:table-cell table:formula="of:=[.C78]/96" office:value-type="float" office:value="0.802083333333333" calcext:value-type="float">
            <text:p>0.8020833333</text:p>
          </table:table-cell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table:formula="of:=[.C78]+1" office:value-type="float" office:value="78" calcext:value-type="float">
            <text:p>78</text:p>
          </table:table-cell>
          <table:table-cell table:formula="of:=[.C79]/96" office:value-type="float" office:value="0.8125" calcext:value-type="float">
            <text:p>0.8125</text:p>
          </table:table-cell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table:formula="of:=[.C79]+1" office:value-type="float" office:value="79" calcext:value-type="float">
            <text:p>79</text:p>
          </table:table-cell>
          <table:table-cell table:formula="of:=[.C80]/96" office:value-type="float" office:value="0.822916666666667" calcext:value-type="float">
            <text:p>0.8229166667</text:p>
          </table:table-cell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table:formula="of:=[.C80]+1" office:value-type="float" office:value="80" calcext:value-type="float">
            <text:p>80</text:p>
          </table:table-cell>
          <table:table-cell table:formula="of:=[.C81]/96" office:value-type="float" office:value="0.833333333333333" calcext:value-type="float">
            <text:p>0.8333333333</text:p>
          </table:table-cell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table:formula="of:=[.C81]+1" office:value-type="float" office:value="81" calcext:value-type="float">
            <text:p>81</text:p>
          </table:table-cell>
          <table:table-cell table:formula="of:=[.C82]/96" office:value-type="float" office:value="0.84375" calcext:value-type="float">
            <text:p>0.84375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table:formula="of:=[.C82]+1" office:value-type="float" office:value="82" calcext:value-type="float">
            <text:p>82</text:p>
          </table:table-cell>
          <table:table-cell table:formula="of:=[.C83]/96" office:value-type="float" office:value="0.854166666666667" calcext:value-type="float">
            <text:p>0.8541666667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table:formula="of:=[.C83]+1" office:value-type="float" office:value="83" calcext:value-type="float">
            <text:p>83</text:p>
          </table:table-cell>
          <table:table-cell table:formula="of:=[.C84]/96" office:value-type="float" office:value="0.864583333333333" calcext:value-type="float">
            <text:p>0.8645833333</text:p>
          </table:table-cell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 table:formula="of:=[.C84]+1" office:value-type="float" office:value="84" calcext:value-type="float">
            <text:p>84</text:p>
          </table:table-cell>
          <table:table-cell table:formula="of:=[.C85]/96" office:value-type="float" office:value="0.875" calcext:value-type="float">
            <text:p>0.875</text:p>
          </table:table-cell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table:formula="of:=[.C85]+1" office:value-type="float" office:value="85" calcext:value-type="float">
            <text:p>85</text:p>
          </table:table-cell>
          <table:table-cell table:formula="of:=[.C86]/96" office:value-type="float" office:value="0.885416666666667" calcext:value-type="float">
            <text:p>0.8854166667</text:p>
          </table:table-cell>
        </table:table-row>
        <table:table-row table:style-name="ro1">
          <table:table-cell table:number-columns-repeated="2" office:value-type="float" office:value="241" calcext:value-type="float">
            <text:p>241</text:p>
          </table:table-cell>
          <table:table-cell table:formula="of:=[.C86]+1" office:value-type="float" office:value="86" calcext:value-type="float">
            <text:p>86</text:p>
          </table:table-cell>
          <table:table-cell table:formula="of:=[.C87]/96" office:value-type="float" office:value="0.895833333333333" calcext:value-type="float">
            <text:p>0.8958333333</text:p>
          </table:table-cell>
        </table:table-row>
        <table:table-row table:style-name="ro1">
          <table:table-cell table:number-columns-repeated="2" office:value-type="float" office:value="258" calcext:value-type="float">
            <text:p>258</text:p>
          </table:table-cell>
          <table:table-cell table:formula="of:=[.C87]+1" office:value-type="float" office:value="87" calcext:value-type="float">
            <text:p>87</text:p>
          </table:table-cell>
          <table:table-cell table:formula="of:=[.C88]/96" office:value-type="float" office:value="0.90625" calcext:value-type="float">
            <text:p>0.90625</text:p>
          </table:table-cell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  <table:table-cell table:formula="of:=[.C88]+1" office:value-type="float" office:value="88" calcext:value-type="float">
            <text:p>88</text:p>
          </table:table-cell>
          <table:table-cell table:formula="of:=[.C89]/96" office:value-type="float" office:value="0.916666666666667" calcext:value-type="float">
            <text:p>0.9166666667</text:p>
          </table:table-cell>
        </table:table-row>
        <table:table-row table:style-name="ro1">
          <table:table-cell table:number-columns-repeated="2" office:value-type="float" office:value="267" calcext:value-type="float">
            <text:p>267</text:p>
          </table:table-cell>
          <table:table-cell table:formula="of:=[.C89]+1" office:value-type="float" office:value="89" calcext:value-type="float">
            <text:p>89</text:p>
          </table:table-cell>
          <table:table-cell table:formula="of:=[.C90]/96" office:value-type="float" office:value="0.927083333333333" calcext:value-type="float">
            <text:p>0.9270833333</text:p>
          </table:table-cell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 table:formula="of:=[.C90]+1" office:value-type="float" office:value="90" calcext:value-type="float">
            <text:p>90</text:p>
          </table:table-cell>
          <table:table-cell table:formula="of:=[.C91]/96" office:value-type="float" office:value="0.9375" calcext:value-type="float">
            <text:p>0.9375</text:p>
          </table:table-cell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 table:formula="of:=[.C91]+1" office:value-type="float" office:value="91" calcext:value-type="float">
            <text:p>91</text:p>
          </table:table-cell>
          <table:table-cell table:formula="of:=[.C92]/96" office:value-type="float" office:value="0.947916666666667" calcext:value-type="float">
            <text:p>0.9479166667</text:p>
          </table:table-cell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 table:formula="of:=[.C92]+1" office:value-type="float" office:value="92" calcext:value-type="float">
            <text:p>92</text:p>
          </table:table-cell>
          <table:table-cell table:formula="of:=[.C93]/96" office:value-type="float" office:value="0.958333333333333" calcext:value-type="float">
            <text:p>0.9583333333</text:p>
          </table:table-cell>
        </table:table-row>
        <table:table-row table:style-name="ro1">
          <table:table-cell table:number-columns-repeated="2" office:value-type="float" office:value="378" calcext:value-type="float">
            <text:p>378</text:p>
          </table:table-cell>
          <table:table-cell table:formula="of:=[.C93]+1" office:value-type="float" office:value="93" calcext:value-type="float">
            <text:p>93</text:p>
          </table:table-cell>
          <table:table-cell table:formula="of:=[.C94]/96" office:value-type="float" office:value="0.96875" calcext:value-type="float">
            <text:p>0.96875</text:p>
          </table:table-cell>
        </table:table-row>
        <table:table-row table:style-name="ro1">
          <table:table-cell table:number-columns-repeated="2" office:value-type="float" office:value="424" calcext:value-type="float">
            <text:p>424</text:p>
          </table:table-cell>
          <table:table-cell table:formula="of:=[.C94]+1" office:value-type="float" office:value="94" calcext:value-type="float">
            <text:p>94</text:p>
          </table:table-cell>
          <table:table-cell table:formula="of:=[.C95]/96" office:value-type="float" office:value="0.979166666666667" calcext:value-type="float">
            <text:p>0.9791666667</text:p>
          </table:table-cell>
        </table:table-row>
        <table:table-row table:style-name="ro1">
          <table:table-cell table:number-columns-repeated="2" office:value-type="float" office:value="513" calcext:value-type="float">
            <text:p>513</text:p>
          </table:table-cell>
          <table:table-cell table:formula="of:=[.C95]+1" office:value-type="float" office:value="95" calcext:value-type="float">
            <text:p>95</text:p>
          </table:table-cell>
          <table:table-cell table:formula="of:=[.C96]/96" office:value-type="float" office:value="0.989583333333333" calcext:value-type="float">
            <text:p>0.9895833333</text:p>
          </table:table-cell>
        </table:table-row>
        <table:table-row table:style-name="ro1">
          <table:table-cell table:number-columns-repeated="2" office:value-type="float" office:value="803" calcext:value-type="float">
            <text:p>803</text:p>
          </table:table-cell>
          <table:table-cell table:formula="of:=[.C96]+1" office:value-type="float" office:value="96" calcext:value-type="float">
            <text:p>96</text:p>
          </table:table-cell>
          <table:table-cell table:formula="of:=[.C97]/96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G26:Sheet1.G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18:18:30.103236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20:54:59.329159879</meta:creation-date>
    <meta:editing-duration>PT33M56S</meta:editing-duration>
    <meta:editing-cycles>5</meta:editing-cycles>
    <meta:generator>LibreOffice/4.2.7.2$Linux_X86_64 LibreOffice_project/420m0$Build-2</meta:generator>
    <dc:date>2015-10-05T18:29:54.377584864</dc:date>
    <meta:document-statistic meta:table-count="1" meta:cell-count="3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A97 Sheet1.D1:Sheet1.D97" chart:data-source-has-labels="column" svg:x="0.32cm" svg:y="0.18cm" svg:width="12.508cm" svg:height="8.64cm">
          <chartooo:coordinate-region svg:x="1.047cm" svg:y="0.38cm" svg:width="11.501cm" svg:height="7.793cm"/>
          <chart:axis chart:dimension="x" chart:name="primary-x" chart:style-name="ch4" chartooo:axis-type="auto">
            <chart:categories table:cell-range-address="Sheet1.A1:Sheet1.A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97" chart:class="chart:scatter">
            <chart:domain table:cell-range-address="Sheet1.A1:Sheet1.A97"/>
            <chart:data-point chart:repeated="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A1:Sheet1.A97</svg:desc>
                </draw:g>
              </table:table-cell>
              <table:table-cell office:value-type="float" office:value="0">
                <text:p>0</text:p>
                <draw:g>
                  <svg:desc>Sheet1.D1:Sheet1.D97</svg:desc>
                </draw:g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104166666666667">
                <text:p>0.010416666666666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520833333333333">
                <text:p>0.05208333333333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729166666666667">
                <text:p>0.072916666666666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5416666666667">
                <text:p>0.13541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45833333333333">
                <text:p>0.1458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77083333333333">
                <text:p>0.17708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97916666666667">
                <text:p>0.19791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29166666666667">
                <text:p>0.22916666666666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39583333333333">
                <text:p>0.23958333333333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260416666666667">
                <text:p>0.26041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70833333333333">
                <text:p>0.27083333333333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302083333333333">
                <text:p>0.30208333333333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322916666666667">
                <text:p>0.3229166666666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364583333333333">
                <text:p>0.36458333333333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385416666666667">
                <text:p>0.38541666666666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395833333333333">
                <text:p>0.39583333333333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427083333333333">
                <text:p>0.4270833333333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47916666666667">
                <text:p>0.44791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510416666666667">
                <text:p>0.51041666666666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552083333333333">
                <text:p>0.55208333333333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572916666666667">
                <text:p>0.57291666666666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614583333333333">
                <text:p>0.6145833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635416666666667">
                <text:p>0.6354166666666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677083333333333">
                <text:p>0.67708333333333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697916666666667">
                <text:p>0.697916666666667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739583333333333">
                <text:p>0.73958333333333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760416666666667">
                <text:p>0.76041666666666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802083333333333">
                <text:p>0.80208333333333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822916666666667">
                <text:p>0.82291666666666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864583333333333">
                <text:p>0.86458333333333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885416666666667">
                <text:p>0.88541666666666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895833333333333">
                <text:p>0.895833333333333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927083333333333">
                <text:p>0.92708333333333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947916666666667">
                <text:p>0.947916666666667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0.989583333333333">
                <text:p>0.989583333333333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